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nsolas" svg:font-family="Consolas, 'Courier New'"/>
    <style:font-face style:name="Courier 10 Pitch" svg:font-family="'Courier 10 Pitch'"/>
    <style:font-face style:name="Lohit Hindi1" svg:font-family="'Lohit Hindi'"/>
    <style:font-face style:name="OpenSymbol" svg:font-family="OpenSymbol, 'Arial Unicode MS'"/>
    <style:font-face style:name="DejaVu Sans Mono" svg:font-family="'DejaVu Sans Mono'" style:font-family-generic="modern"/>
    <style:font-face style:name="Droid Sans Fallback1" svg:font-family="'Droid Sans Fallback'" style:font-family-generic="modern"/>
    <style:font-face style:name="Times New Roman" svg:font-family="'Times New Roman'" style:font-family-generic="roman"/>
    <style:font-face style:name="Arial" svg:font-family="Arial, sans-serif" style:font-family-generic="swiss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.2125in" table:align="left" style:writing-mode="lr-tb"/>
    </style:style>
    <style:style style:name="Table1.A" style:family="table-column">
      <style:table-column-properties style:column-width="0.7708in"/>
    </style:style>
    <style:style style:name="Table1.B" style:family="table-column">
      <style:table-column-properties style:column-width="6.1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bebeb" fo:padding="0.0194in" fo:border="none" style:writing-mode="lr-tb">
        <style:background-image/>
      </style:table-cell-properties>
    </style:style>
    <style:style style:name="Table1.A2" style:family="table-cell">
      <style:table-cell-properties style:vertical-align="middle" fo:padding="0.0194in" fo:border="none" style:writing-mode="lr-tb"/>
    </style:style>
    <style:style style:name="Table1.B2" style:family="table-cell">
      <style:table-cell-properties style:vertical-align="middle" fo:padding="0.0194in" fo:border="none" style:writing-mode="lr-tb"/>
    </style:style>
    <style:style style:name="Table1.A3" style:family="table-cell">
      <style:table-cell-properties style:vertical-align="middle" fo:padding="0.0194in" fo:border="none" style:writing-mode="lr-tb"/>
    </style:style>
    <style:style style:name="Table1.B3" style:family="table-cell">
      <style:table-cell-properties style:vertical-align="middle" fo:padding="0.0194in" fo:border="none" style:writing-mode="lr-tb"/>
    </style:style>
    <style:style style:name="Table1.A4" style:family="table-cell">
      <style:table-cell-properties style:vertical-align="middle" fo:padding="0.0194in" fo:border="none" style:writing-mode="lr-tb"/>
    </style:style>
    <style:style style:name="Table1.B4" style:family="table-cell">
      <style:table-cell-properties style:vertical-align="middle" fo:padding="0.0194in" fo:border="none" style:writing-mode="lr-tb"/>
    </style:style>
    <style:style style:name="Table1.A5" style:family="table-cell">
      <style:table-cell-properties style:vertical-align="middle" fo:padding="0.0194in" fo:border="none" style:writing-mode="lr-tb"/>
    </style:style>
    <style:style style:name="Table1.B5" style:family="table-cell">
      <style:table-cell-properties style:vertical-align="middle" fo:padding="0.0194in" fo:border="none" style:writing-mode="lr-tb"/>
    </style:style>
    <style:style style:name="Table1.A6" style:family="table-cell">
      <style:table-cell-properties style:vertical-align="middle" fo:padding="0.0194in" fo:border="none" style:writing-mode="lr-tb"/>
    </style:style>
    <style:style style:name="Table1.B6" style:family="table-cell">
      <style:table-cell-properties style:vertical-align="middle" fo:padding="0.0194in" fo:border="none" style:writing-mode="lr-tb"/>
    </style:style>
    <style:style style:name="Table2" style:family="table">
      <style:table-properties style:width="6.9271in" fo:margin-left="0.2125in" table:align="left" style:writing-mode="lr-tb"/>
    </style:style>
    <style:style style:name="Table2.A" style:family="table-column">
      <style:table-column-properties style:column-width="2.5729in"/>
    </style:style>
    <style:style style:name="Table2.B" style:family="table-column">
      <style:table-column-properties style:column-width="1.781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ebebeb" fo:padding="0.0194in" fo:border="none" style:writing-mode="lr-tb">
        <style:background-image/>
      </style:table-cell-properties>
    </style:style>
    <style:style style:name="Table2.A2" style:family="table-cell">
      <style:table-cell-properties style:vertical-align="middle" fo:padding="0.0194in" fo:border="none" style:writing-mode="lr-tb"/>
    </style:style>
    <style:style style:name="Table2.B2" style:family="table-cell">
      <style:table-cell-properties style:vertical-align="middle" fo:padding="0.0194in" fo:border="none" style:writing-mode="lr-tb"/>
    </style:style>
    <style:style style:name="Table2.C2" style:family="table-cell">
      <style:table-cell-properties style:vertical-align="middle" fo:padding="0.0194in" fo:border="none" style:writing-mode="lr-tb"/>
    </style:style>
    <style:style style:name="Table3" style:family="table">
      <style:table-properties style:width="6.9271in" fo:margin-left="0.2125in" table:align="left" style:writing-mode="lr-tb"/>
    </style:style>
    <style:style style:name="Table3.A" style:family="table-column">
      <style:table-column-properties style:column-width="0.7708in"/>
    </style:style>
    <style:style style:name="Table3.B" style:family="table-column">
      <style:table-column-properties style:column-width="6.156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ebebeb" fo:padding="0.0194in" fo:border="none" style:writing-mode="lr-tb">
        <style:background-image/>
      </style:table-cell-properties>
    </style:style>
    <style:style style:name="Table3.A2" style:family="table-cell">
      <style:table-cell-properties style:vertical-align="middle" fo:padding="0.0194in" fo:border="none" style:writing-mode="lr-tb"/>
    </style:style>
    <style:style style:name="Table3.B2" style:family="table-cell">
      <style:table-cell-properties style:vertical-align="middle" fo:padding="0.0194in" fo:border="none" style:writing-mode="lr-tb"/>
    </style:style>
    <style:style style:name="Table3.A3" style:family="table-cell">
      <style:table-cell-properties style:vertical-align="middle" fo:padding="0.0194in" fo:border="none" style:writing-mode="lr-tb"/>
    </style:style>
    <style:style style:name="Table3.B3" style:family="table-cell">
      <style:table-cell-properties style:vertical-align="middle" fo:padding="0.0194in" fo:border="none" style:writing-mode="lr-tb"/>
    </style:style>
    <style:style style:name="Table3.A4" style:family="table-cell">
      <style:table-cell-properties style:vertical-align="middle" fo:padding="0.0194in" fo:border="none" style:writing-mode="lr-tb"/>
    </style:style>
    <style:style style:name="Table3.B4" style:family="table-cell">
      <style:table-cell-properties style:vertical-align="middle" fo:padding="0.0194in" fo:border="none" style:writing-mode="lr-tb"/>
    </style:style>
    <style:style style:name="Table3.A5" style:family="table-cell">
      <style:table-cell-properties style:vertical-align="middle" fo:padding="0.0194in" fo:border="none" style:writing-mode="lr-tb"/>
    </style:style>
    <style:style style:name="Table3.B5" style:family="table-cell">
      <style:table-cell-properties style:vertical-align="middle" fo:padding="0.0194in" fo:border="none" style:writing-mode="lr-tb"/>
    </style:style>
    <style:style style:name="Table4" style:family="table">
      <style:table-properties style:width="6.9271in" fo:margin-left="0.2125in" table:align="left" style:writing-mode="lr-tb"/>
    </style:style>
    <style:style style:name="Table4.A" style:family="table-column">
      <style:table-column-properties style:column-width="0.7708in"/>
    </style:style>
    <style:style style:name="Table4.B" style:family="table-column">
      <style:table-column-properties style:column-width="6.156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background-color="#ebebeb" fo:padding="0.0194in" fo:border="none" style:writing-mode="lr-tb">
        <style:background-image/>
      </style:table-cell-properties>
    </style:style>
    <style:style style:name="Table4.A2" style:family="table-cell">
      <style:table-cell-properties style:vertical-align="middle" fo:padding="0.0194in" fo:border="none" style:writing-mode="lr-tb"/>
    </style:style>
    <style:style style:name="Table4.B2" style:family="table-cell">
      <style:table-cell-properties style:vertical-align="middle" fo:padding="0.0194in" fo:border="none" style:writing-mode="lr-tb"/>
    </style:style>
    <style:style style:name="Table4.A3" style:family="table-cell">
      <style:table-cell-properties style:vertical-align="middle" fo:padding="0.0194in" fo:border="none" style:writing-mode="lr-tb"/>
    </style:style>
    <style:style style:name="Table4.B3" style:family="table-cell">
      <style:table-cell-properties style:vertical-align="middle" fo:padding="0.0194in" fo:border="none" style:writing-mode="lr-tb"/>
    </style:style>
    <style:style style:name="Table4.A4" style:family="table-cell">
      <style:table-cell-properties style:vertical-align="middle" fo:padding="0.0194in" fo:border="none" style:writing-mode="lr-tb"/>
    </style:style>
    <style:style style:name="Table4.B4" style:family="table-cell">
      <style:table-cell-properties style:vertical-align="middle" fo:padding="0.0194in" fo:border="none" style:writing-mode="lr-tb"/>
    </style:style>
    <style:style style:name="Table5" style:family="table">
      <style:table-properties style:width="7.116in" fo:margin-left="0.2014in" table:align="left" style:writing-mode="lr-tb"/>
    </style:style>
    <style:style style:name="Table5.A" style:family="table-column">
      <style:table-column-properties style:column-width="0.9792in"/>
    </style:style>
    <style:style style:name="Table5.B" style:family="table-column">
      <style:table-column-properties style:column-width="0.9688in"/>
    </style:style>
    <style:style style:name="Table5.C" style:family="table-column">
      <style:table-column-properties style:column-width="1.0729in"/>
    </style:style>
    <style:style style:name="Table5.D" style:family="table-column">
      <style:table-column-properties style:column-width="1.0833in"/>
    </style:style>
    <style:style style:name="Table5.F" style:family="table-column">
      <style:table-column-properties style:column-width="1in"/>
    </style:style>
    <style:style style:name="Table5.G" style:family="table-column">
      <style:table-column-properties style:column-width="0.938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.G1" style:family="table-cell">
      <style:table-cell-properties style:vertical-align="top" fo:padding="0.0382in" fo:border="0.1pt solid #000000" style:writing-mode="lr-tb"/>
    </style:style>
    <style:style style:name="Table6" style:family="table">
      <style:table-properties style:width="7.116in" fo:margin-left="0.2014in" table:align="left" style:writing-mode="lr-tb"/>
    </style:style>
    <style:style style:name="Table6.A" style:family="table-column">
      <style:table-column-properties style:column-width="0.9896in"/>
    </style:style>
    <style:style style:name="Table6.B" style:family="table-column">
      <style:table-column-properties style:column-width="0.9583in"/>
    </style:style>
    <style:style style:name="Table6.C" style:family="table-column">
      <style:table-column-properties style:column-width="5.168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.C1" style:family="table-cell">
      <style:table-cell-properties style:vertical-align="top" fo:padding="0.0382in" fo:border="0.1pt solid #000000" style:writing-mode="lr-tb"/>
    </style:style>
    <style:style style:name="Table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7.1264in" fo:margin-left="0.2014in" table:align="left" style:writing-mode="lr-tb"/>
    </style:style>
    <style:style style:name="Table7.A" style:family="table-column">
      <style:table-column-properties style:column-width="1.3021in"/>
    </style:style>
    <style:style style:name="Table7.B" style:family="table-column">
      <style:table-column-properties style:column-width="1.5104in"/>
    </style:style>
    <style:style style:name="Table7.C" style:family="table-column">
      <style:table-column-properties style:column-width="1.5in"/>
    </style:style>
    <style:style style:name="Table7.E" style:family="table-column">
      <style:table-column-properties style:column-width="1.303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top" fo:padding="0.0382in" fo:border="0.1pt solid #000000" style:writing-mode="lr-tb"/>
    </style:style>
    <style:style style:name="Table8" style:family="table">
      <style:table-properties style:width="7.116in" fo:margin-left="0.2014in" table:align="left" style:writing-mode="lr-tb"/>
    </style:style>
    <style:style style:name="Table8.A" style:family="table-column">
      <style:table-column-properties style:column-width="0.9896in"/>
    </style:style>
    <style:style style:name="Table8.B" style:family="table-column">
      <style:table-column-properties style:column-width="0.9583in"/>
    </style:style>
    <style:style style:name="Table8.C" style:family="table-column">
      <style:table-column-properties style:column-width="5.1681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8.C1" style:family="table-cell">
      <style:table-cell-properties style:vertical-align="top" fo:padding="0.0382in" fo:border="0.1pt solid #000000" style:writing-mode="lr-tb"/>
    </style:style>
    <style:style style:name="Table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7.1264in" fo:margin-left="0.2014in" table:align="left" style:writing-mode="lr-tb"/>
    </style:style>
    <style:style style:name="Table9.A" style:family="table-column">
      <style:table-column-properties style:column-width="0.7396in"/>
    </style:style>
    <style:style style:name="Table9.B" style:family="table-column">
      <style:table-column-properties style:column-width="0.7292in"/>
    </style:style>
    <style:style style:name="Table9.C" style:family="table-column">
      <style:table-column-properties style:column-width="0.8438in"/>
    </style:style>
    <style:style style:name="Table9.D" style:family="table-column">
      <style:table-column-properties style:column-width="0.8333in"/>
    </style:style>
    <style:style style:name="Table9.H" style:family="table-column">
      <style:table-column-properties style:column-width="0.7604in"/>
    </style:style>
    <style:style style:name="Table9.I" style:family="table-column">
      <style:table-column-properties style:column-width="0.7097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9.I1" style:family="table-cell">
      <style:table-cell-properties style:vertical-align="top" fo:padding="0.0382in" fo:border="0.1pt solid #000000" style:writing-mode="lr-tb"/>
    </style:style>
    <style:style style:name="Table10" style:family="table">
      <style:table-properties style:width="7.116in" fo:margin-left="0.2014in" table:align="left" style:writing-mode="lr-tb"/>
    </style:style>
    <style:style style:name="Table10.A" style:family="table-column">
      <style:table-column-properties style:column-width="0.9896in"/>
    </style:style>
    <style:style style:name="Table10.B" style:family="table-column">
      <style:table-column-properties style:column-width="0.9583in"/>
    </style:style>
    <style:style style:name="Table10.C" style:family="table-column">
      <style:table-column-properties style:column-width="5.1681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0.C1" style:family="table-cell">
      <style:table-cell-properties style:vertical-align="top" fo:padding="0.0382in" fo:border="0.1pt solid #000000" style:writing-mode="lr-tb"/>
    </style:style>
    <style:style style:name="Table1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0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margin-left="0in" fo:margin-right="0in" fo:text-align="center" style:justify-single-word="false" fo:text-indent="0.198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text-indent="0.198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in" fo:margin-right="0in" fo:text-align="justify" style:justify-single-word="false" fo:text-indent="0.198in" style:auto-text-indent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in" fo:margin-right="0in" fo:text-align="center" style:justify-single-word="false" fo:text-indent="0.198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.198in" style:auto-text-indent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margin-left="0in" fo:margin-right="0in" fo:text-align="justify" style:justify-single-word="false" fo:text-indent="0.198in" style:auto-text-indent="false"/>
    </style:style>
    <style:style style:name="P7" style:family="paragraph" style:parent-style-name="Standard" style:list-style-name="WW8Num2">
      <style:paragraph-properties fo:margin-left="0in" fo:margin-right="0in" fo:text-align="justify" style:justify-single-word="false" fo:text-indent="0.198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198in" style:auto-text-indent="false"/>
      <style:text-properties fo:font-variant="normal" fo:text-transform="none" fo:color="#2a2a2a" style:font-name="Courier 10 Pitch" fo:font-size="9pt" fo:letter-spacing="normal" fo:language="ru" fo:country="RU" fo:font-style="normal" fo:font-weight="normal" style:font-size-asian="9pt" style:font-style-asian="normal" style:font-weight-asian="normal" style:font-name-complex="Courier 10 Pitch" style:font-size-complex="14pt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.198in" style:auto-text-indent="false"/>
      <style:text-properties fo:font-variant="normal" fo:text-transform="none" fo:color="#404040" style:font-name="Arial" fo:font-size="8.5pt" fo:letter-spacing="normal" fo:font-style="normal" fo:font-weight="bold" style:font-size-asian="8.5pt" style:font-style-asian="normal" style:font-weight-asian="bold" style:font-name-complex="Arial"/>
    </style:style>
    <style:style style:name="P10" style:family="paragraph" style:parent-style-name="Standard" style:master-page-name="Standard">
      <style:paragraph-properties fo:margin-left="0in" fo:margin-right="0in" fo:text-align="center" style:justify-single-word="false" fo:text-indent="0.198in" style:auto-text-indent="false" style:page-number="auto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margin-top="0in" fo:margin-bottom="0in" fo:text-align="justify" style:justify-single-word="false" fo:orphans="2" fo:widows="2" fo:padding="0in" fo:border="none"/>
    </style:style>
    <style:style style:name="P13" style:family="paragraph" style:parent-style-name="Table_20_Contents">
      <style:paragraph-properties fo:text-align="center" style:justify-single-word="false" style:snap-to-layout-grid="false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text-line-through-style="none" style:text-underline-style="none"/>
    </style:style>
    <style:style style:name="P15" style:family="paragraph" style:parent-style-name="Table_20_Contents">
      <style:paragraph-properties fo:text-align="justify" style:justify-single-word="false" style:snap-to-layout-grid="false"/>
    </style:style>
    <style:style style:name="P16" style:family="paragraph" style:parent-style-name="Table_20_Contents">
      <style:paragraph-properties fo:margin-top="0in" fo:margin-bottom="0in" fo:padding="0in" fo:border="none" style:snap-to-layout-grid="false"/>
      <style:text-properties style:font-name="Consolas" fo:font-size="9pt" style:font-size-asian="9pt" style:font-name-complex="Consolas"/>
    </style:style>
    <style:style style:name="P17" style:family="paragraph" style:parent-style-name="Table_20_Contents">
      <style:paragraph-properties fo:margin-top="0in" fo:margin-bottom="0in" fo:padding="0in" fo:border="none" style:snap-to-layout-grid="false"/>
      <style:text-properties style:font-name="Consolas" fo:font-size="9pt" fo:font-style="italic" style:font-size-asian="9pt" style:font-style-asian="italic" style:font-name-complex="Consolas"/>
    </style:style>
    <style:style style:name="P18" style:family="paragraph" style:parent-style-name="Table_20_Contents">
      <style:paragraph-properties fo:margin-top="0in" fo:margin-bottom="0in" fo:padding="0in" fo:border="none" style:snap-to-layout-grid="false"/>
    </style:style>
    <style:style style:name="P19" style:family="paragraph" style:parent-style-name="Table_20_Contents">
      <style:paragraph-properties fo:margin-top="0in" fo:margin-bottom="0in" fo:text-align="center" style:justify-single-word="false" fo:padding="0in" fo:border="none" style:snap-to-layout-grid="false"/>
      <style:text-properties fo:font-size="10pt" style:font-size-asian="10pt"/>
    </style:style>
    <style:style style:name="P20" style:family="paragraph" style:parent-style-name="Table_20_Heading">
      <style:paragraph-properties fo:margin-top="0in" fo:margin-bottom="0in" fo:text-align="center" style:justify-single-word="false" fo:padding="0in" fo:border="none" style:snap-to-layout-grid="false"/>
    </style:style>
    <style:style style:name="P21" style:family="paragraph" style:parent-style-name="Table_20_Heading">
      <style:paragraph-properties fo:margin-top="0in" fo:margin-bottom="0in" fo:text-align="center" style:justify-single-word="false" fo:padding="0in" fo:border="none" style:snap-to-layout-grid="false"/>
      <style:text-properties fo:font-variant="normal" fo:text-transform="none" fo:font-size="8.5pt" fo:font-style="normal" fo:font-weight="bold" style:font-size-asian="8.5pt" style:font-style-asian="normal" style:font-weight-asian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5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ru" fo:country="RU" fo:font-style="italic" style:font-name-asian="Liberation Serif1" style:font-size-asian="14pt" style:font-style-asian="italic" style:font-name-complex="Liberation Serif1" style:font-size-complex="14pt" style:font-style-complex="italic"/>
    </style:style>
    <style:style style:name="T7" style:family="text">
      <style:text-properties fo:font-size="14pt" fo:language="ru" fo:country="RU" style:font-name-asian="Liberation Serif1" style:font-size-asian="14pt" style:font-name-complex="Liberation Serif1" style:font-size-complex="14pt"/>
    </style:style>
    <style:style style:name="T8" style:family="text">
      <style:text-properties fo:font-size="14pt" style:font-name-asian="Liberation Serif1" style:font-size-asian="14pt" style:font-name-complex="Liberation Serif1" style:font-size-complex="14pt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Courier 10 Pitch"/>
    </style:style>
    <style:style style:name="T11" style:family="text">
      <style:text-properties style:font-name-asian="Liberation Serif1" style:font-name-complex="Liberation Serif1"/>
    </style:style>
    <style:style style:name="T12" style:family="text">
      <style:text-properties fo:font-variant="normal" fo:text-transform="none"/>
    </style:style>
    <style:style style:name="T1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" style:font-size-asian="14pt" style:font-style-asian="normal" style:font-weight-asian="normal" style:font-name-complex="Times New Roman" style:font-size-complex="14pt"/>
    </style:style>
    <style:style style:name="T15" style:family="text">
      <style:text-properties fo:font-variant="normal" fo:text-transform="none" fo:font-size="8.5pt" fo:font-style="normal" fo:font-weight="bold" style:font-size-asian="8.5pt" style:font-style-asian="normal" style:font-weight-asian="bold"/>
    </style:style>
    <style:style style:name="T16" style:family="text">
      <style:text-properties fo:font-variant="normal" fo:text-transform="none" fo:font-size="8.5pt" fo:font-style="normal" fo:font-weight="bold" style:font-name-asian="Liberation Serif1" style:font-size-asian="8.5pt" style:font-style-asian="normal" style:font-weight-asian="bold" style:font-name-complex="Liberation Serif1"/>
    </style:style>
    <style:style style:name="T17" style:family="text">
      <style:text-properties fo:font-variant="normal" fo:text-transform="none" style:font-name="Consolas" fo:font-size="9pt" fo:letter-spacing="normal" fo:font-style="normal" fo:font-weight="normal" style:font-size-asian="9pt" style:font-style-asian="normal" style:font-weight-asian="normal" style:font-name-complex="Consolas" style:font-size-complex="14pt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style:font-name-asian="Liberation Serif1" style:font-size-asian="10pt" style:font-name-complex="Liberation Serif1"/>
    </style:style>
    <style:style style:name="T20" style:family="text">
      <style:text-properties style:font-name="Courier 10 Pitch" fo:font-size="9pt" fo:language="ru" fo:country="RU" style:font-name-asian="Courier 10 Pitch" style:font-size-asian="9pt" style:font-name-complex="Courier 10 Pitch" style:font-size-complex="9pt"/>
    </style:style>
    <style:style style:name="T21" style:family="text">
      <style:text-properties style:font-name="Courier 10 Pitch" fo:font-size="9pt" style:font-size-asian="9pt" style:font-name-complex="Courier 10 Pitch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ПРОКСИ</text:span><text:span text:style-name="T4"> </text:span><text:span text:style-name="T3">СЕРВЕР</text:span></text:p>
      <text:p text:style-name="P4"/>
      <text:p text:style-name="P6"><text:span text:style-name="T5">Цель</text:span><text:span text:style-name="T2">.</text:span><text:span text:style-name="T7"> </text:span><text:span text:style-name="T2">Для</text:span><text:span text:style-name="T7"> </text:span><text:span text:style-name="T2">построения</text:span><text:span text:style-name="T7"> </text:span><text:span text:style-name="T2">маршрутов</text:span><text:span text:style-name="T7"> </text:span><text:span text:style-name="T2">в</text:span><text:span text:style-name="T7"> </text:span><text:span text:style-name="T2">нашей</text:span><text:span text:style-name="T7"> </text:span><text:span text:style-name="T2">системе</text:span><text:span text:style-name="T7"> </text:span><text:span text:style-name="T2">мы</text:span><text:span text:style-name="T7"> </text:span><text:span text:style-name="T2">используем</text:span><text:span text:style-name="T7"> </text:span><text:span text:style-name="T2">открытый</text:span><text:span text:style-name="T7"> </text:span><text:span text:style-name="T2">API</text:span><text:span text:style-name="T7"> </text:span><text:span text:style-name="T2">от</text:span><text:span text:style-name="T7"> </text:span><text:span text:style-name="T2">компании</text:span><text:span text:style-name="T7"> </text:span><text:span text:style-name="T2">Визиком,</text:span><text:span text:style-name="T7"> </text:span><text:span text:style-name="T2">предоставляющий,</text:span><text:span text:style-name="T7"> </text:span><text:span text:style-name="T2">помимо</text:span><text:span text:style-name="T7"> </text:span><text:span text:style-name="T2">прочего,</text:span><text:span text:style-name="T7"> </text:span><text:span text:style-name="T2">возможность</text:span><text:span text:style-name="T7"> </text:span><text:span text:style-name="T2">получения</text:span><text:span text:style-name="T7"> </text:span><text:span text:style-name="T2">маршрута</text:span><text:span text:style-name="T7"> </text:span><text:span text:style-name="T2">между</text:span><text:span text:style-name="T7"> </text:span><text:span text:style-name="T2">двумя</text:span><text:span text:style-name="T7"> </text:span><text:span text:style-name="T2">точками.</text:span><text:span text:style-name="T7"> </text:span><text:span text:style-name="T2">При</text:span><text:span text:style-name="T7"> </text:span><text:span text:style-name="T2">большом</text:span><text:span text:style-name="T7"> </text:span><text:span text:style-name="T2">количестве</text:span><text:span text:style-name="T7"> </text:span><text:span text:style-name="T2">запросов</text:span><text:span text:style-name="T7"> </text:span><text:span text:style-name="T2">некоторые</text:span><text:span text:style-name="T7"> </text:span><text:span text:style-name="T2">из</text:span><text:span text:style-name="T7"> </text:span><text:span text:style-name="T2">них</text:span><text:span text:style-name="T7"> </text:span><text:span text:style-name="T2">часто</text:span><text:span text:style-name="T7"> </text:span><text:span text:style-name="T2">(изо</text:span><text:span text:style-name="T7"> </text:span><text:span text:style-name="T2">дня</text:span><text:span text:style-name="T7"> </text:span><text:span text:style-name="T2">в</text:span><text:span text:style-name="T7"> </text:span><text:span text:style-name="T2">день)</text:span><text:span text:style-name="T7"> </text:span><text:span text:style-name="T2">повторяются.</text:span><text:span text:style-name="T7"> </text:span><text:span text:style-name="T2">Необходимо</text:span><text:span text:style-name="T7"> </text:span><text:span text:style-name="T2">создать</text:span><text:span text:style-name="T7"> </text:span><text:span text:style-name="T2">сервер,</text:span><text:span text:style-name="T7"> </text:span><text:span text:style-name="T2">предоставляющий</text:span><text:span text:style-name="T7"> </text:span><text:span text:style-name="T2">доступ</text:span><text:span text:style-name="T7"> </text:span><text:span text:style-name="T2">к</text:span><text:span text:style-name="T7"> </text:span><text:span text:style-name="T2">визикомовскому</text:span><text:span text:style-name="T7"> </text:span><text:span text:style-name="T2">сервису</text:span><text:span text:style-name="T7"> </text:span><text:span text:style-name="T2">с</text:span><text:span text:style-name="T7"> </text:span><text:span text:style-name="T2">возможностью</text:span><text:span text:style-name="T7"> </text:span><text:span text:style-name="T2">кеширования</text:span><text:span text:style-name="T7"> </text:span><text:span text:style-name="T2">получаемых</text:span><text:span text:style-name="T7"> </text:span><text:span text:style-name="T2">треков</text:span><text:span text:style-name="T7"> </text:span><text:span text:style-name="T2">и</text:span><text:span text:style-name="T7"> </text:span><text:span text:style-name="T2">обновлением</text:span><text:span text:style-name="T7"> </text:span><text:span text:style-name="T2">некоторой</text:span><text:span text:style-name="T7"> </text:span><text:span text:style-name="T2">области</text:span><text:span text:style-name="T7"> </text:span><text:span text:style-name="T2">кеша</text:span><text:span text:style-name="T7"> </text:span><text:span text:style-name="T2">по</text:span><text:span text:style-name="T7"> </text:span><text:span text:style-name="T2">определенной</text:span><text:span text:style-name="T7"> </text:span><text:span text:style-name="T2">команде.</text:span></text:p>
      <text:p text:style-name="P3"/>
      <text:p text:style-name="P5">{Рисунок}</text:p>
      <text:p text:style-name="P3"/>
      <text:p text:style-name="P6"><text:span text:style-name="T5">Данные</text:span><text:span text:style-name="T2">.</text:span><text:span text:style-name="T7"> </text:span><text:span text:style-name="T2">Для</text:span><text:span text:style-name="T7"> </text:span><text:span text:style-name="T2">получения</text:span><text:span text:style-name="T7"> </text:span><text:span text:style-name="T2">треков</text:span><text:span text:style-name="T7"> </text:span><text:span text:style-name="T2">мы</text:span><text:span text:style-name="T7"> </text:span><text:span text:style-name="T2">используем</text:span><text:span text:style-name="T7"> </text:span><text:a xlink:type="simple" xlink:href="http://api.visicom.ua/docs/reference/dataapi"><text:span text:style-name="Internet_20_link"><text:span text:style-name="T1">Visicom</text:span></text:span></text:a><text:a xlink:type="simple" xlink:href="http://api.visicom.ua/docs/reference/dataapi"><text:span text:style-name="Internet_20_link"><text:span text:style-name="T8"> </text:span></text:span></text:a><text:a xlink:type="simple" xlink:href="http://api.visicom.ua/docs/reference/dataapi"><text:span text:style-name="Internet_20_link"><text:span text:style-name="T1">Data</text:span></text:span></text:a><text:a xlink:type="simple" xlink:href="http://api.visicom.ua/docs/reference/dataapi"><text:span text:style-name="Internet_20_link"><text:span text:style-name="T8"> </text:span></text:span></text:a><text:a xlink:type="simple" xlink:href="http://api.visicom.ua/docs/reference/dataapi"><text:span text:style-name="Internet_20_link"><text:span text:style-name="T1">API</text:span></text:span></text:a><text:a xlink:type="simple" xlink:href="http://api.visicom.ua/docs/reference/dataapi"><text:span text:style-name="Internet_20_link"><text:span text:style-name="T8"> </text:span></text:span></text:a><text:a xlink:type="simple" xlink:href="http://api.visicom.ua/docs/reference/dataapi"><text:span text:style-name="Internet_20_link"><text:span text:style-name="T1">1.0</text:span></text:span></text:a><text:span text:style-name="T2">.</text:span><text:span text:style-name="T7"> </text:span><text:span text:style-name="T2">Сейчас</text:span><text:span text:style-name="T7"> </text:span><text:span text:style-name="T2">мы</text:span><text:span text:style-name="T7"> </text:span><text:span text:style-name="T2">подробно</text:span><text:span text:style-name="T7"> </text:span><text:span text:style-name="T2">остановимся</text:span><text:span text:style-name="T7"> </text:span><text:span text:style-name="T2">на</text:span><text:span text:style-name="T7"> </text:span><text:span text:style-name="T2">URL</text:span><text:span text:style-name="T7"> </text:span><text:span text:style-name="T2">для</text:span><text:span text:style-name="T7"> </text:span><text:span text:style-name="T2">получения</text:span><text:span text:style-name="T7"> </text:span><text:span text:style-name="T2">маршрутов.</text:span><text:span text:style-name="T7"> </text:span><text:span text:style-name="T2">Он</text:span><text:span text:style-name="T7"> </text:span><text:span text:style-name="T2">выглядит</text:span><text:span text:style-name="T7"> </text:span><text:span text:style-name="T2">следующим</text:span><text:span text:style-name="T7"> </text:span><text:span text:style-name="T2">образом:</text:span></text:p>
      <text:p text:style-name="P6"/>
      <text:p text:style-name="P8">http://api.visicom.ua/data-api/1.0/[lang]/route?[start|s][&amp;finish|f][&amp;accuracy|a][&amp;key].[format]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Параметр</text:p>
          </table:table-cell>
          <table:table-cell table:style-name="Table1.A1" office:value-type="string">
            <text:p text:style-name="P21">Описание</text:p>
          </table:table-cell>
        </table:table-row>
        <table:table-row table:style-name="Table1.1">
          <table:table-cell table:style-name="Table1.A2" office:value-type="string">
            <text:p text:style-name="P16">start|s</text:p>
          </table:table-cell>
          <table:table-cell table:style-name="Table1.B2" office:value-type="string">
            <text:p text:style-name="P18"><text:span text:style-name="T18">Стартовая</text:span><text:span text:style-name="T19"> </text:span><text:span text:style-name="T18">точка.</text:span><text:span text:style-name="T19"> </text:span><text:span text:style-name="T18">Идентификатор</text:span><text:span text:style-name="T19"> </text:span><text:span text:style-name="T18">объекта</text:span><text:span text:style-name="T19"> </text:span><text:span text:style-name="T18">или</text:span><text:span text:style-name="T19"> </text:span><text:span text:style-name="T18">геометрия</text:span><text:span text:style-name="T19"> </text:span><text:span text:style-name="T18">в</text:span><text:span text:style-name="T19"> </text:span><text:span text:style-name="T18">формате</text:span><text:span text:style-name="T19"> </text:span><text:span text:style-name="T18">WKT</text:span><text:span text:style-name="T19"> </text:span><text:span text:style-name="T18">с</text:span><text:span text:style-name="T19"> </text:span><text:span text:style-name="T18">количеством</text:span><text:span text:style-name="T19"> </text:span><text:span text:style-name="T18">вершин</text:span><text:span text:style-name="T19"> </text:span><text:span text:style-name="T18">не</text:span><text:span text:style-name="T19"> </text:span><text:span text:style-name="T18">более</text:span><text:span text:style-name="T19"> </text:span><text:span text:style-name="T18">250.</text:span><text:span text:style-name="T19"> </text:span><text:span text:style-name="T18">Для</text:span><text:span text:style-name="T19"> </text:span><text:span text:style-name="T18">точек</text:span><text:span text:style-name="T19"> </text:span><text:span text:style-name="T18">возможна</text:span><text:span text:style-name="T19"> </text:span><text:span text:style-name="T18">упрощенная</text:span><text:span text:style-name="T19"> </text:span><text:span text:style-name="T18">запись</text:span><text:span text:style-name="T19"> </text:span><text:span text:style-name="T18">в</text:span><text:span text:style-name="T19"> </text:span><text:span text:style-name="T18">виде</text:span><text:span text:style-name="T19"> </text:span><text:span text:style-name="T18">lng,lat.</text:span></text:p>
          </table:table-cell>
        </table:table-row>
        <table:table-row table:style-name="Table1.1">
          <table:table-cell table:style-name="Table1.A3" office:value-type="string">
            <text:p text:style-name="P16">finish|f</text:p>
          </table:table-cell>
          <table:table-cell table:style-name="Table1.B3" office:value-type="string">
            <text:p text:style-name="P18"><text:span text:style-name="T18">Финишная</text:span><text:span text:style-name="T19"> </text:span><text:span text:style-name="T18">точка.</text:span><text:span text:style-name="T19"> </text:span><text:span text:style-name="T18">Идентификатор</text:span><text:span text:style-name="T19"> </text:span><text:span text:style-name="T18">объекта</text:span><text:span text:style-name="T19"> </text:span><text:span text:style-name="T18">или</text:span><text:span text:style-name="T19"> </text:span><text:span text:style-name="T18">геометрия</text:span><text:span text:style-name="T19"> </text:span><text:span text:style-name="T18">в</text:span><text:span text:style-name="T19"> </text:span><text:span text:style-name="T18">формате</text:span><text:span text:style-name="T19"> </text:span><text:span text:style-name="T18">WKT</text:span><text:span text:style-name="T19"> </text:span><text:span text:style-name="T18">с</text:span><text:span text:style-name="T19"> </text:span><text:span text:style-name="T18">количеством</text:span><text:span text:style-name="T19"> </text:span><text:span text:style-name="T18">вершин</text:span><text:span text:style-name="T19"> </text:span><text:span text:style-name="T18">не</text:span><text:span text:style-name="T19"> </text:span><text:span text:style-name="T18">более</text:span><text:span text:style-name="T19"> </text:span><text:span text:style-name="T18">250.</text:span><text:span text:style-name="T19"> </text:span><text:span text:style-name="T18">Для</text:span><text:span text:style-name="T19"> </text:span><text:span text:style-name="T18">точек</text:span><text:span text:style-name="T19"> </text:span><text:span text:style-name="T18">возможна</text:span><text:span text:style-name="T19"> </text:span><text:span text:style-name="T18">упрощенная</text:span><text:span text:style-name="T19"> </text:span><text:span text:style-name="T18">запись</text:span><text:span text:style-name="T19"> </text:span><text:span text:style-name="T18">в</text:span><text:span text:style-name="T19"> </text:span><text:span text:style-name="T18">виде</text:span><text:span text:style-name="T19"> </text:span><text:span text:style-name="T18">lng,lat.</text:span></text:p>
          </table:table-cell>
        </table:table-row>
        <table:table-row table:style-name="Table1.1">
          <table:table-cell table:style-name="Table1.A4" office:value-type="string">
            <text:p text:style-name="P17">accuracy|a</text:p>
          </table:table-cell>
          <table:table-cell table:style-name="Table1.B4" office:value-type="string">
            <text:p text:style-name="P18"><text:span text:style-name="T18">Генерализация</text:span><text:span text:style-name="T19"> </text:span><text:span text:style-name="T18">маршрута</text:span><text:span text:style-name="T19"> </text:span><text:span text:style-name="T18">в</text:span><text:span text:style-name="T19"> </text:span><text:span text:style-name="T18">метрах.</text:span><text:span text:style-name="T19"> </text:span><text:span text:style-name="T18">По</text:span><text:span text:style-name="T19"> </text:span><text:span text:style-name="T18">умолчанию</text:span><text:span text:style-name="T19"> </text:span><text:span text:style-name="T18">принимается</text:span><text:span text:style-name="T19"> </text:span><text:span text:style-name="T18">10</text:span><text:span text:style-name="T19"> </text:span><text:span text:style-name="T18">м.</text:span></text:p>
          </table:table-cell>
        </table:table-row>
        <table:table-row table:style-name="Table1.1">
          <table:table-cell table:style-name="Table1.A5" office:value-type="string">
            <text:p text:style-name="P16">format</text:p>
          </table:table-cell>
          <table:table-cell table:style-name="Table1.B5" office:value-type="string">
            <text:p text:style-name="P18"><text:span text:style-name="T18">Формат</text:span><text:span text:style-name="T19"> </text:span><text:span text:style-name="T18">данных</text:span><text:span text:style-name="T19"> </text:span><text:span text:style-name="T18">(json,</text:span><text:span text:style-name="T19"> </text:span><text:span text:style-name="T18">csv).</text:span></text:p>
          </table:table-cell>
        </table:table-row>
        <table:table-row table:style-name="Table1.1">
          <table:table-cell table:style-name="Table1.A6" office:value-type="string">
            <text:p text:style-name="P16">key</text:p>
          </table:table-cell>
          <table:table-cell table:style-name="Table1.B6" office:value-type="string">
            <text:p text:style-name="P18"><text:span text:style-name="T18">Ключ</text:span><text:span text:style-name="T19"> </text:span><text:span text:style-name="T18">доступа</text:span></text:p>
          </table:table-cell>
        </table:table-row>
      </table:table>
      <text:p text:style-name="P12"/>
      <text:p text:style-name="P6"><text:span text:style-name="T2">Если</text:span><text:span text:style-name="T7"> </text:span><text:span text:style-name="T2">не</text:span><text:span text:style-name="T7"> </text:span><text:span text:style-name="T2">удалось</text:span><text:span text:style-name="T7"> </text:span><text:span text:style-name="T2">рассчитать</text:span><text:span text:style-name="T7"> </text:span><text:span text:style-name="T2">маршрут,</text:span><text:span text:style-name="T7"> </text:span><text:span text:style-name="T2">то</text:span><text:span text:style-name="T7"> </text:span><text:span text:style-name="T2">возвращается</text:span><text:span text:style-name="T7"> </text:span><text:span text:style-name="T2">пустое</text:span><text:span text:style-name="T7"> </text:span><text:span text:style-name="T2">множество</text:span><text:span text:style-name="T7"> </text:span><text:span text:style-name="T2">{</text:span><text:span text:style-name="T7"> </text:span><text:span text:style-name="T2">},</text:span><text:span text:style-name="T7"> </text:span><text:span text:style-name="T2">или</text:span><text:span text:style-name="T7"> </text:span><text:span text:style-name="T2">же</text:span><text:span text:style-name="T7"> </text:span><text:span text:style-name="T2">код</text:span><text:span text:style-name="T7"> </text:span><text:span text:style-name="T2">ошибки</text:span><text:span text:style-name="T7"> </text:span><text:span text:style-name="T2">HTTP</text:span><text:span text:style-name="T7"> </text:span><text:span text:style-name="T2">404.</text:span><text:span text:style-name="T7"> </text:span><text:span text:style-name="T2">В</text:span><text:span text:style-name="T7"> </text:span><text:span text:style-name="T2">случае</text:span><text:span text:style-name="T7"> </text:span><text:span text:style-name="T2">если</text:span><text:span text:style-name="T7"> </text:span><text:span text:style-name="T2">лимит</text:span><text:span text:style-name="T7"> </text:span><text:span text:style-name="T2">по</text:span><text:span text:style-name="T7"> </text:span><text:span text:style-name="T2">количеству</text:span><text:span text:style-name="T7"> </text:span><text:span text:style-name="T2">запросов</text:span><text:span text:style-name="T7"> </text:span><text:span text:style-name="T2">исчерпан,</text:span><text:span text:style-name="T7"> </text:span><text:span text:style-name="T2">возвращается</text:span><text:span text:style-name="T7"> </text:span><text:span text:style-name="T2">сообщение:</text:span><text:span text:style-name="T7"> </text:span><text:span text:style-name="T2">'</text:span><text:span text:style-name="T13">Access</text:span><text:span text:style-name="T14"> </text:span><text:span text:style-name="T13">denied:</text:span><text:span text:style-name="T14"> </text:span><text:span text:style-name="T13">api.route'.</text:span><text:span text:style-name="T14"> </text:span><text:span text:style-name="T2">Для</text:span><text:span text:style-name="T7"> </text:span><text:span text:style-name="T2">обращения</text:span><text:span text:style-name="T7"> </text:span><text:span text:style-name="T2">к</text:span><text:span text:style-name="T7"> </text:span><text:span text:style-name="T2">визикому</text:span><text:span text:style-name="T7"> </text:span><text:span text:style-name="T2">необходимо</text:span><text:span text:style-name="T7"> </text:span><text:span text:style-name="T2">использовать</text:span><text:span text:style-name="T7"> </text:span><text:span text:style-name="T2">следующий</text:span><text:span text:style-name="T7"> </text:span><text:span text:style-name="T2">ключ: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21">KEY</text:p>
          </table:table-cell>
          <table:table-cell table:style-name="Table2.A1" office:value-type="string">
            <text:p text:style-name="P20"><text:span text:style-name="T15">Запросов</text:span><text:span text:style-name="T16"> </text:span><text:span text:style-name="T15">в</text:span><text:span text:style-name="T16"> </text:span><text:span text:style-name="T15">день</text:span></text:p>
          </table:table-cell>
          <table:table-cell table:style-name="Table2.A1" office:value-type="string">
            <text:p text:style-name="P21">Описание</text:p>
          </table:table-cell>
        </table:table-row>
        <table:table-row table:style-name="Table2.1">
          <table:table-cell table:style-name="Table2.A2" office:value-type="string">
            <text:p text:style-name="P16">8c1b40dc9c4d17d3e54360dda073b9eb</text:p>
          </table:table-cell>
          <table:table-cell table:style-name="Table2.B2" office:value-type="string">
            <text:p text:style-name="P19">200000</text:p>
          </table:table-cell>
          <table:table-cell table:style-name="Table2.C2" office:value-type="string">
            <text:p text:style-name="P18"><text:span text:style-name="T18">Рабочий</text:span><text:span text:style-name="T19"> </text:span><text:span text:style-name="T18">ключ</text:span><text:span text:style-name="T19"> </text:span></text:p>
          </table:table-cell>
        </table:table-row>
      </table:table>
      <text:p text:style-name="P11"/>
      <text:p text:style-name="P6"><text:span text:style-name="T2">Вот</text:span><text:span text:style-name="T7"> </text:span><text:span text:style-name="T2">некоторый</text:span><text:span text:style-name="T7"> </text:span><text:span text:style-name="T2">пример:</text:span></text:p>
      <text:p text:style-name="P6"/>
      <text:p text:style-name="P1"><text:a xlink:type="simple" xlink:href="http://api.visicom.ua/data-api/1.0/ru/route.json?start=30.51345,50.21321&amp;finish=30.52991,50.45065&amp;a=10&amp;key=8c1b40dc9c4d17d3e54360dda073b9eb"><text:span text:style-name="Internet_20_link"><text:span text:style-name="T17">http://api.visicom.ua/data-api/1.0/ru/route.json?start=30.51345,50.21321&amp;finish=30.52991,50.45065&amp;a=10&amp;key=8c1b40dc9c4d17d3e54360dda073b9eb</text:span></text:span></text:a></text:p>
      <text:p text:style-name="P1"/>
      <text:p text:style-name="P6"><text:span text:style-name="T2">Тестирование</text:span><text:span text:style-name="T7"> </text:span><text:span text:style-name="T2">необходимо</text:span><text:span text:style-name="T7"> </text:span><text:span text:style-name="T2">проводить</text:span><text:span text:style-name="T7"> </text:span><text:span text:style-name="T2">в</text:span><text:span text:style-name="T7"> </text:span><text:span text:style-name="T2">первой</text:span><text:span text:style-name="T7"> </text:span><text:span text:style-name="T2">половине</text:span><text:span text:style-name="T7"> </text:span><text:span text:style-name="T2">дня,</text:span><text:span text:style-name="T7"> </text:span><text:span text:style-name="T2">так</text:span><text:span text:style-name="T7"> </text:span><text:span text:style-name="T2">как</text:span><text:span text:style-name="T7"> </text:span><text:span text:style-name="T2">количество</text:span><text:span text:style-name="T7"> </text:span><text:span text:style-name="T2">запросов</text:span><text:span text:style-name="T7"> </text:span><text:span text:style-name="T2">на</text:span><text:span text:style-name="T7"> </text:span><text:span text:style-name="T2">протяжении</text:span><text:span text:style-name="T7"> </text:span><text:span text:style-name="T2">дня</text:span><text:span text:style-name="T7"> </text:span><text:span text:style-name="T2">быстро</text:span><text:span text:style-name="T7"> </text:span><text:span text:style-name="T2">заканчивается.</text:span><text:span text:style-name="T7"> </text:span><text:span text:style-name="T2">Для</text:span><text:span text:style-name="T7"> </text:span><text:span text:style-name="T2">контроля</text:span><text:span text:style-name="T7"> </text:span><text:span text:style-name="T2">за</text:span><text:span text:style-name="T7"> </text:span><text:span text:style-name="T2">количеством</text:span><text:span text:style-name="T7"> </text:span><text:span text:style-name="T2">оставшихся</text:span><text:span text:style-name="T7"> </text:span><text:span text:style-name="T2">треков</text:span><text:span text:style-name="T7"> </text:span><text:span text:style-name="T2">можно</text:span><text:span text:style-name="T7"> </text:span><text:span text:style-name="T2">использовать</text:span><text:span text:style-name="T7"> </text:span><text:span text:style-name="T2">следующий</text:span><text:span text:style-name="T7"> </text:span><text:span text:style-name="T2">URL:</text:span></text:p>
      <text:p text:style-name="P6"/>
      <text:p text:style-name="P1"><text:span text:style-name="T20"><text:s/></text:span><text:a xlink:type="simple" xlink:href="http://api.visicom.ua/users/application/profile?key=8c1b40dc9c4d17d3e54360dda073b9eb"><text:span text:style-name="Internet_20_link"><text:span text:style-name="T21">http://api.visicom.ua/users/application/profile?key=8c1b40dc9c4d17d3e54360dda073b9eb</text:span></text:span></text:a></text:p>
      <text:p text:style-name="P6"/>
      <text:p text:style-name="P6"/>
      <text:p text:style-name="P6"/>
      <text:p text:style-name="P6"><text:soft-page-break/><text:span text:style-name="T5">Требования</text:span><text:span text:style-name="T6"> </text:span><text:span text:style-name="T5">к</text:span><text:span text:style-name="T6"> </text:span><text:span text:style-name="T5">серверу</text:span><text:span text:style-name="T2">.</text:span><text:span text:style-name="T7"> </text:span><text:span text:style-name="T2">Необходимо</text:span><text:span text:style-name="T7"> </text:span><text:span text:style-name="T2">собрать</text:span><text:span text:style-name="T7"> </text:span><text:span text:style-name="T2">многопоточный</text:span><text:span text:style-name="T7"> </text:span><text:span text:style-name="T2">сервер,</text:span><text:span text:style-name="T7"> </text:span><text:span text:style-name="T2">построенный</text:span><text:span text:style-name="T7"> </text:span><text:span text:style-name="T2">на</text:span><text:span text:style-name="T7"> </text:span><text:span text:style-name="T2">основе</text:span><text:span text:style-name="T7"> </text:span><text:span text:style-name="T2">технологии</text:span><text:span text:style-name="T7"> </text:span><text:a xlink:type="simple" xlink:href="http://www.boost.org/doc/libs/1_52_0/doc/html/boost_asio.html"><text:span text:style-name="Internet_20_link"><text:span text:style-name="T1">boost::asio</text:span></text:span></text:a><text:span text:style-name="T2">.</text:span><text:span text:style-name="T7"> </text:span><text:span text:style-name="T2">При</text:span><text:span text:style-name="T7"> </text:span><text:span text:style-name="T2">запуске</text:span><text:span text:style-name="T7"> </text:span><text:span text:style-name="T2">серверу</text:span><text:span text:style-name="T7"> </text:span><text:span text:style-name="T2">в</text:span><text:span text:style-name="T7"> </text:span><text:span text:style-name="T2">качестве</text:span><text:span text:style-name="T7"> </text:span><text:span text:style-name="T2">параметров</text:span><text:span text:style-name="T7"> </text:span><text:span text:style-name="T2">должны</text:span><text:span text:style-name="T7"> </text:span><text:span text:style-name="T2">передаваться</text:span><text:span text:style-name="T7"> </text:span><text:span text:style-name="T2">хост</text:span><text:span text:style-name="T7"> </text:span><text:span text:style-name="T2">и</text:span><text:span text:style-name="T7"> </text:span><text:span text:style-name="T2">порт,</text:span><text:span text:style-name="T7"> </text:span><text:span text:style-name="T2">на</text:span><text:span text:style-name="T7"> </text:span><text:span text:style-name="T2">которых</text:span><text:span text:style-name="T7"> </text:span><text:span text:style-name="T2">он</text:span><text:span text:style-name="T7"> </text:span><text:span text:style-name="T2">запускается.</text:span><text:span text:style-name="T7"> </text:span><text:span text:style-name="T2">Основная</text:span><text:span text:style-name="T7"> </text:span><text:span text:style-name="T2">функциональность,</text:span><text:span text:style-name="T7"> </text:span><text:span text:style-name="T2">предоставляемая</text:span><text:span text:style-name="T7"> </text:span><text:span text:style-name="T2">сервисом:</text:span></text:p>
      <text:p text:style-name="P6"/>
      <text:p text:style-name="P6"><text:span text:style-name="T2">-</text:span><text:span text:style-name="T7"> </text:span><text:span text:style-name="T5">запрос</text:span><text:span text:style-name="T6"> </text:span><text:span text:style-name="T5">трека</text:span><text:span text:style-name="T2">.</text:span><text:span text:style-name="T7"> </text:span><text:span text:style-name="T2">Фактически</text:span><text:span text:style-name="T7"> </text:span><text:span text:style-name="T2">повторяет</text:span><text:span text:style-name="T7"> </text:span><text:span text:style-name="T2">API</text:span><text:span text:style-name="T7"> </text:span><text:span text:style-name="T2">визикома,</text:span><text:span text:style-name="T7"> </text:span><text:span text:style-name="T2">за</text:span><text:span text:style-name="T7"> </text:span><text:span text:style-name="T2">исключением</text:span><text:span text:style-name="T7"> </text:span><text:span text:style-name="T2">того,</text:span><text:span text:style-name="T7"> </text:span><text:span text:style-name="T2">что</text:span><text:span text:style-name="T7"> </text:span><text:span text:style-name="T2">мы</text:span><text:span text:style-name="T7"> </text:span><text:span text:style-name="T2">не</text:span><text:span text:style-name="T7"> </text:span><text:span text:style-name="T2">указываем</text:span><text:span text:style-name="T7"> </text:span><text:span text:style-name="T2">формат</text:span><text:span text:style-name="T7"> </text:span><text:span text:style-name="T2">возвращаемого</text:span><text:span text:style-name="T7"> </text:span><text:span text:style-name="T2">файла</text:span><text:span text:style-name="T7"> </text:span><text:span text:style-name="T2">(возвращаем</text:span><text:span text:style-name="T7"> </text:span><text:span text:style-name="T2">в</text:span><text:span text:style-name="T7"> </text:span><text:span text:style-name="T2">формате</text:span><text:span text:style-name="T7"> </text:span><text:span text:style-name="T2">JSON),</text:span><text:span text:style-name="T7"> </text:span><text:span text:style-name="T2">а</text:span><text:span text:style-name="T7"> </text:span><text:span text:style-name="T2">также</text:span><text:span text:style-name="T7"> </text:span><text:span text:style-name="T2">параметр</text:span><text:span text:style-name="T7"> </text:span><text:span text:style-name="T2">генерализации</text:span><text:span text:style-name="T7"> </text:span><text:span text:style-name="T2">(мы</text:span><text:span text:style-name="T7"> </text:span><text:span text:style-name="T2">считаем,</text:span><text:span text:style-name="T7"> </text:span><text:span text:style-name="T2">что</text:span><text:span text:style-name="T7"> </text:span><text:span text:style-name="T2">всегда</text:span><text:span text:style-name="T7"> </text:span><text:span text:style-name="T2">a=10).</text:span><text:span text:style-name="T7"> </text:span><text:span text:style-name="T2">Запрос</text:span><text:span text:style-name="T7"> </text:span><text:span text:style-name="T2">отрабатывает</text:span><text:span text:style-name="T7"> </text:span><text:span text:style-name="T2">следующую</text:span><text:span text:style-name="T7"> </text:span><text:span text:style-name="T2">последовательность:</text:span><text:span text:style-name="T7"> </text:span><text:span text:style-name="T2">1)</text:span><text:span text:style-name="T7"> </text:span><text:span text:style-name="T2">проверяем,</text:span><text:span text:style-name="T7"> </text:span><text:span text:style-name="T2">есть</text:span><text:span text:style-name="T7"> </text:span><text:span text:style-name="T2">ли</text:span><text:span text:style-name="T7"> </text:span><text:span text:style-name="T2">трек</text:span><text:span text:style-name="T7"> </text:span><text:span text:style-name="T2">в</text:span><text:span text:style-name="T7"> </text:span><text:span text:style-name="T2">БД,</text:span><text:span text:style-name="T7"> </text:span><text:span text:style-name="T2">имеющий</text:span><text:span text:style-name="T7"> </text:span><text:span text:style-name="T2">такую</text:span><text:span text:style-name="T7"> </text:span><text:span text:style-name="T2">же</text:span><text:span text:style-name="T7"> </text:span><text:span text:style-name="T2">стартовую</text:span><text:span text:style-name="T7"> </text:span><text:span text:style-name="T2">и</text:span><text:span text:style-name="T7"> </text:span><text:span text:style-name="T2">финишную</text:span><text:span text:style-name="T7"> </text:span><text:span text:style-name="T2">точки;</text:span><text:span text:style-name="T7"> </text:span><text:span text:style-name="T2">2)</text:span><text:span text:style-name="T7"> </text:span><text:span text:style-name="T2">если</text:span><text:span text:style-name="T7"> </text:span><text:span text:style-name="T2">да</text:span><text:span text:style-name="T7"> </text:span><text:span text:style-name="T2">-</text:span><text:span text:style-name="T7"> </text:span><text:span text:style-name="T2">возвращаем</text:span><text:span text:style-name="T7"> </text:span><text:span text:style-name="T2">трек</text:span><text:span text:style-name="T7"> </text:span><text:span text:style-name="T2">из</text:span><text:span text:style-name="T7"> </text:span><text:span text:style-name="T2">БД;</text:span><text:span text:style-name="T7"> </text:span><text:span text:style-name="T2">3)</text:span><text:span text:style-name="T7"> </text:span><text:span text:style-name="T2">если</text:span><text:span text:style-name="T7"> </text:span><text:span text:style-name="T2">нет</text:span><text:span text:style-name="T7"> — </text:span><text:span text:style-name="T2">запрашиваем</text:span><text:span text:style-name="T7"> </text:span><text:span text:style-name="T2">трек</text:span><text:span text:style-name="T7"> </text:span><text:span text:style-name="T2">у</text:span><text:span text:style-name="T7"> </text:span><text:span text:style-name="T2">визикома,</text:span><text:span text:style-name="T7"> </text:span><text:span text:style-name="T2">сохраняем</text:span><text:span text:style-name="T7"> </text:span><text:span text:style-name="T2">в</text:span><text:span text:style-name="T7"> </text:span><text:span text:style-name="T2">БД</text:span><text:span text:style-name="T7"> </text:span><text:span text:style-name="T2">и</text:span><text:span text:style-name="T7"> </text:span><text:span text:style-name="T2">возвращаем</text:span><text:span text:style-name="T7"> </text:span><text:span text:style-name="T2">в</text:span><text:span text:style-name="T7"> </text:span><text:span text:style-name="T2">ответе.</text:span><text:span text:style-name="T7"> </text:span><text:span text:style-name="T2">Прокси</text:span><text:span text:style-name="T7"> </text:span><text:span text:style-name="T2">расширяет</text:span><text:span text:style-name="T7"> </text:span><text:span text:style-name="T2">список</text:span><text:span text:style-name="T7"> </text:span><text:span text:style-name="T2">параметров</text:span><text:span text:style-name="T7"> </text:span><text:span text:style-name="T2">и</text:span><text:span text:style-name="T7"> </text:span><text:span text:style-name="T2">добавляет</text:span><text:span text:style-name="T7"> </text:span><text:span text:style-name="T2">возможность</text:span><text:span text:style-name="T7"> </text:span><text:span text:style-name="T2">обновления</text:span><text:span text:style-name="T7"> </text:span><text:span text:style-name="T2">(перезаписи)</text:span><text:span text:style-name="T7"> </text:span><text:span text:style-name="T2">трека</text:span><text:span text:style-name="T7"> </text:span><text:span text:style-name="T2">в</text:span><text:span text:style-name="T7"> </text:span><text:span text:style-name="T2">БД</text:span><text:span text:style-name="T7"> </text:span><text:span text:style-name="T2">при</text:span><text:span text:style-name="T7"> </text:span><text:span text:style-name="T2">помощи</text:span><text:span text:style-name="T7"> </text:span><text:span text:style-name="T2">указания</text:span><text:span text:style-name="T7"> </text:span><text:span text:style-name="T2">параметра</text:span><text:span text:style-name="T7"> </text:span><text:span text:style-name="T2">update.</text:span><text:span text:style-name="T7"> </text:span><text:span text:style-name="T2">Треки,</text:span><text:span text:style-name="T7"> </text:span><text:span text:style-name="T2">получаемые</text:span><text:span text:style-name="T7"> </text:span><text:span text:style-name="T2">от</text:span><text:span text:style-name="T7"> </text:span><text:span text:style-name="T2">визикома</text:span><text:span text:style-name="T7"> </text:span><text:span text:style-name="T2">и</text:span><text:span text:style-name="T7"> </text:span><text:span text:style-name="T2">от</text:span><text:span text:style-name="T7"> </text:span><text:span text:style-name="T2">нашего</text:span><text:span text:style-name="T7"> </text:span><text:span text:style-name="T2">прокси-сервера,</text:span><text:span text:style-name="T7"> </text:span><text:span text:style-name="T2">должны</text:span><text:span text:style-name="T7"> </text:span><text:span text:style-name="T2">быть</text:span><text:span text:style-name="T7"> </text:span><text:span text:style-name="T2">ИДЕНТИЧНЫ.</text:span></text:p>
      <text:p text:style-name="P6"/>
      <text:p text:style-name="P8">[host]:[port]/route?[start|s][&amp;finish|f][&amp;key][&amp;update]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Параметр</text:p>
          </table:table-cell>
          <table:table-cell table:style-name="Table3.A1" office:value-type="string">
            <text:p text:style-name="P21">Описание</text:p>
          </table:table-cell>
        </table:table-row>
        <table:table-row table:style-name="Table3.1">
          <table:table-cell table:style-name="Table3.A2" office:value-type="string">
            <text:p text:style-name="P16">start|s</text:p>
          </table:table-cell>
          <table:table-cell table:style-name="Table3.B2" office:value-type="string">
            <text:p text:style-name="P18"><text:span text:style-name="T18">Стартовая</text:span><text:span text:style-name="T19"> </text:span><text:span text:style-name="T18">точка.</text:span><text:span text:style-name="T19"> </text:span><text:span text:style-name="T18">Записывается</text:span><text:span text:style-name="T19"> </text:span><text:span text:style-name="T18">в</text:span><text:span text:style-name="T19"> </text:span><text:span text:style-name="T18">виде</text:span><text:span text:style-name="T19"> </text:span><text:span text:style-name="T18">lng,lat.</text:span></text:p>
          </table:table-cell>
        </table:table-row>
        <table:table-row table:style-name="Table3.1">
          <table:table-cell table:style-name="Table3.A3" office:value-type="string">
            <text:p text:style-name="P16">finish|f</text:p>
          </table:table-cell>
          <table:table-cell table:style-name="Table3.B3" office:value-type="string">
            <text:p text:style-name="P18"><text:span text:style-name="T18">Финишная</text:span><text:span text:style-name="T19"> </text:span><text:span text:style-name="T18">точка.</text:span><text:span text:style-name="T19"> <text:s/></text:span><text:span text:style-name="T18">Записывается</text:span><text:span text:style-name="T19"> </text:span><text:span text:style-name="T18">в</text:span><text:span text:style-name="T19"> </text:span><text:span text:style-name="T18">виде</text:span><text:span text:style-name="T19"> </text:span><text:span text:style-name="T18">lng,lat.</text:span></text:p>
          </table:table-cell>
        </table:table-row>
        <table:table-row table:style-name="Table3.1">
          <table:table-cell table:style-name="Table3.A4" office:value-type="string">
            <text:p text:style-name="P16">key</text:p>
          </table:table-cell>
          <table:table-cell table:style-name="Table3.B4" office:value-type="string">
            <text:p text:style-name="P18"><text:span text:style-name="T18">Ключ</text:span><text:span text:style-name="T19"> </text:span><text:span text:style-name="T18">доступа</text:span></text:p>
          </table:table-cell>
        </table:table-row>
        <table:table-row table:style-name="Table3.1">
          <table:table-cell table:style-name="Table3.A5" office:value-type="string">
            <text:p text:style-name="P16">update</text:p>
          </table:table-cell>
          <table:table-cell table:style-name="Table3.B5" office:value-type="string">
            <text:p text:style-name="P18"><text:span text:style-name="T18">Параметр,</text:span><text:span text:style-name="T19"> </text:span><text:span text:style-name="T18">указывающий,</text:span><text:span text:style-name="T19"> </text:span><text:span text:style-name="T18">что</text:span><text:span text:style-name="T19"> </text:span><text:span text:style-name="T18">необходимо</text:span><text:span text:style-name="T19"> </text:span><text:span text:style-name="T18">обновить</text:span><text:span text:style-name="T19"> </text:span><text:span text:style-name="T18">трек</text:span><text:span text:style-name="T19"> </text:span><text:span text:style-name="T18">в</text:span><text:span text:style-name="T19"> </text:span><text:span text:style-name="T18">БД</text:span></text:p>
          </table:table-cell>
        </table:table-row>
      </table:table>
      <text:p text:style-name="P6"/>
      <text:list xml:id="list1755709959" text:style-name="WW8Num2">
        <text:list-item>
          <text:p text:style-name="P7"><text:span text:style-name="T5">запрос</text:span><text:span text:style-name="T6"> </text:span><text:span text:style-name="T5">области</text:span><text:span text:style-name="T2">.</text:span><text:span text:style-name="T7"> </text:span><text:span text:style-name="T2">Автономный</text:span><text:span text:style-name="T7"> </text:span><text:span text:style-name="T2">запрос</text:span><text:span text:style-name="T7"> </text:span><text:span text:style-name="T2">для</text:span><text:span text:style-name="T7"> </text:span><text:span text:style-name="T2">прокси-сервера,</text:span><text:span text:style-name="T7"> </text:span><text:span text:style-name="T2">при</text:span><text:span text:style-name="T7"> </text:span><text:span text:style-name="T2">выполнении</text:span><text:span text:style-name="T7"> </text:span><text:span text:style-name="T2">которого</text:span><text:span text:style-name="T7"> </text:span><text:span text:style-name="T2">мы</text:span><text:span text:style-name="T7"> </text:span><text:span text:style-name="T2">ищем</text:span><text:span text:style-name="T7"> </text:span><text:span text:style-name="T2">в</text:span><text:span text:style-name="T7"> </text:span><text:span text:style-name="T2">БД</text:span><text:span text:style-name="T7"> </text:span><text:span text:style-name="T2">все</text:span><text:span text:style-name="T7"> </text:span><text:span text:style-name="T2">прокачанные</text:span><text:span text:style-name="T7"> </text:span><text:span text:style-name="T2">маршруты,</text:span><text:span text:style-name="T7"> </text:span><text:span text:style-name="T2">проходящие</text:span><text:span text:style-name="T7"> </text:span><text:span text:style-name="T2">ЧЕРЕЗ</text:span><text:span text:style-name="T7"> </text:span><text:span text:style-name="T2">некоторую</text:span><text:span text:style-name="T7"> </text:span><text:span text:style-name="T2">область,</text:span><text:span text:style-name="T7"> </text:span><text:span text:style-name="T2">ограниченную</text:span><text:span text:style-name="T7"> </text:span><text:span text:style-name="T2">заданным</text:span><text:span text:style-name="T7"> </text:span><text:span text:style-name="T2">полигоном.</text:span><text:span text:style-name="T7"> </text:span><text:span text:style-name="T2">Предусмотреть</text:span><text:span text:style-name="T7"> </text:span><text:span text:style-name="T2">возможность</text:span><text:span text:style-name="T7"> </text:span><text:span text:style-name="T2">обновления</text:span><text:span text:style-name="T7"> </text:span><text:span text:style-name="T2">этих</text:span><text:span text:style-name="T7"> </text:span><text:span text:style-name="T2">треков</text:span><text:span text:style-name="T7"> </text:span><text:span text:style-name="T2">при</text:span><text:span text:style-name="T7"> </text:span><text:span text:style-name="T2">указании</text:span><text:span text:style-name="T7"> </text:span><text:span text:style-name="T2">параметра</text:span><text:span text:style-name="T7"> </text:span><text:span text:style-name="T2">update.</text:span><text:span text:style-name="T7"> </text:span><text:span text:style-name="T2">В</text:span><text:span text:style-name="T7"> </text:span><text:span text:style-name="T2">ответе</text:span><text:span text:style-name="T7"> </text:span><text:span text:style-name="T2">возвращать</text:span><text:span text:style-name="T7"> </text:span><text:span text:style-name="T2">массив</text:span><text:span text:style-name="T7"> </text:span><text:span text:style-name="T2">треков,</text:span><text:span text:style-name="T7"> </text:span><text:span text:style-name="T2">в</text:span><text:span text:style-name="T7"> </text:span><text:span text:style-name="T2">которых</text:span><text:span text:style-name="T7"> </text:span><text:span text:style-name="T2">нужно</text:span><text:span text:style-name="T7"> </text:span><text:span text:style-name="T2">опускать</text:span><text:span text:style-name="T7"> </text:span><text:span text:style-name="T2">всю</text:span><text:span text:style-name="T7"> </text:span><text:span text:style-name="T2">информацию</text:span><text:span text:style-name="T7"> </text:span><text:span text:style-name="T2">о</text:span><text:span text:style-name="T7"> </text:span><text:span text:style-name="T2">треке</text:span><text:span text:style-name="T7"> </text:span><text:span text:style-name="T2">кроме</text:span><text:span text:style-name="T7"> </text:span><text:span text:style-name="T2">координат</text:span><text:span text:style-name="T7"> </text:span><text:span text:style-name="T2">точки</text:span><text:span text:style-name="T7"> </text:span><text:span text:style-name="T2">старта</text:span><text:span text:style-name="T7"> </text:span><text:span text:style-name="T2">и</text:span><text:span text:style-name="T7"> </text:span><text:span text:style-name="T2">координат</text:span><text:span text:style-name="T7"> </text:span><text:span text:style-name="T2">точки</text:span><text:span text:style-name="T7"> </text:span><text:span text:style-name="T2">финиша.</text:span></text:p>
        </text:list-item>
      </text:list>
      <text:p text:style-name="P6"/>
      <text:p text:style-name="P8">[host]:[port]/area?[poly][&amp;key][&amp;update]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Параметр</text:p>
          </table:table-cell>
          <table:table-cell table:style-name="Table4.A1" office:value-type="string">
            <text:p text:style-name="P21">Описание</text:p>
          </table:table-cell>
        </table:table-row>
        <table:table-row table:style-name="Table4.1">
          <table:table-cell table:style-name="Table4.A2" office:value-type="string">
            <text:p text:style-name="P16">poly</text:p>
          </table:table-cell>
          <table:table-cell table:style-name="Table4.B2" office:value-type="string">
            <text:p text:style-name="P18"><text:span text:style-name="T18">Полигон,</text:span><text:span text:style-name="T19"> </text:span><text:span text:style-name="T18">описывающий</text:span><text:span text:style-name="T19"> </text:span><text:span text:style-name="T18">замкнутую</text:span><text:span text:style-name="T19"> </text:span><text:span text:style-name="T18">область.</text:span><text:span text:style-name="T19"> </text:span><text:span text:style-name="T18">Записывается</text:span><text:span text:style-name="T19"> </text:span><text:span text:style-name="T18">в</text:span><text:span text:style-name="T19"> </text:span><text:span text:style-name="T18">виде</text:span><text:span text:style-name="T19"> </text:span><text:span text:style-name="T18">lng1,lat1,lng2,lat2,...,lngN,latN.</text:span></text:p>
          </table:table-cell>
        </table:table-row>
        <table:table-row table:style-name="Table4.1">
          <table:table-cell table:style-name="Table4.A3" office:value-type="string">
            <text:p text:style-name="P16">key</text:p>
          </table:table-cell>
          <table:table-cell table:style-name="Table4.B3" office:value-type="string">
            <text:p text:style-name="P18"><text:span text:style-name="T18">Ключ</text:span><text:span text:style-name="T19"> </text:span><text:span text:style-name="T18">доступа</text:span></text:p>
          </table:table-cell>
        </table:table-row>
        <table:table-row table:style-name="Table4.1">
          <table:table-cell table:style-name="Table4.A4" office:value-type="string">
            <text:p text:style-name="P16">update</text:p>
          </table:table-cell>
          <table:table-cell table:style-name="Table4.B4" office:value-type="string">
            <text:p text:style-name="P18"><text:span text:style-name="T18">Параметр,</text:span><text:span text:style-name="T19"> </text:span><text:span text:style-name="T18">указывающий,</text:span><text:span text:style-name="T19"> </text:span><text:span text:style-name="T18">что</text:span><text:span text:style-name="T19"> </text:span><text:span text:style-name="T18">необходимо</text:span><text:span text:style-name="T19"> </text:span><text:span text:style-name="T18">обновить</text:span><text:span text:style-name="T19"> </text:span><text:span text:style-name="T18">треки</text:span><text:span text:style-name="T19"> </text:span><text:span text:style-name="T18">в</text:span><text:span text:style-name="T19"> </text:span><text:span text:style-name="T18">БД</text:span></text:p>
          </table:table-cell>
        </table:table-row>
      </table:table>
      <text:p text:style-name="P6"/>
      <text:p text:style-name="P6"/>
      <text:p text:style-name="P6"><text:span text:style-name="T2">При</text:span><text:span text:style-name="T7"> </text:span><text:span text:style-name="T2">разборе</text:span><text:span text:style-name="T7"> </text:span><text:span text:style-name="T2">ответа</text:span><text:span text:style-name="T7"> </text:span><text:span text:style-name="T2">от</text:span><text:span text:style-name="T7"> </text:span><text:span text:style-name="T2">визикома</text:span><text:span text:style-name="T7"> </text:span><text:span text:style-name="T2">необходимо</text:span><text:span text:style-name="T7"> </text:span><text:span text:style-name="T2">использовать</text:span><text:span text:style-name="T7"> </text:span><text:span text:style-name="T2">библиотеку</text:span><text:span text:style-name="T7"> </text:span><text:a xlink:type="simple" xlink:href="http://www.euphoriaaudio.com/index.php/2010/09/27/libjson-basic-parser-example/"><text:span text:style-name="Internet_20_link"><text:span text:style-name="T1">libjson</text:span></text:span></text:a><text:span text:style-name="T2">.</text:span><text:span text:style-name="T7"> (См. вложение). </text:span><text:span text:style-name="T2">Для</text:span><text:span text:style-name="T7"> </text:span><text:span text:style-name="T2">взаимодействия</text:span><text:span text:style-name="T7"> </text:span><text:span text:style-name="T2">с</text:span><text:span text:style-name="T7"> </text:span><text:span text:style-name="T2">базой</text:span><text:span text:style-name="T7"> </text:span><text:span text:style-name="T2">данных</text:span><text:span text:style-name="T7"> </text:span><text:span text:style-name="T2">необходимо</text:span><text:span text:style-name="T7"> </text:span><text:span text:style-name="T2">использовать</text:span><text:span text:style-name="T7"> </text:span><text:span text:style-name="T2">библиотеку</text:span><text:span text:style-name="T7"> </text:span><text:a xlink:type="simple" xlink:href="http://incpp.blogspot.com/2009/04/postgresql-libpqxx.html"><text:span text:style-name="Internet_20_link"><text:span text:style-name="T1">libpqxx</text:span></text:span></text:a><text:span text:style-name="T2">.</text:span></text:p>
      <text:p text:style-name="P6"/>
      <text:p text:style-name="P6"><text:span text:style-name="T5">Требования</text:span><text:span text:style-name="T6"> </text:span><text:span text:style-name="T5">к</text:span><text:span text:style-name="T6"> </text:span><text:span text:style-name="T5">БД</text:span><text:span text:style-name="T2">.</text:span><text:span text:style-name="T7"> Мы </text:span><text:span text:style-name="T2">используем</text:span><text:span text:style-name="T7"> <text:s/></text:span><text:span text:style-name="T2">PostgreSQL</text:span><text:span text:style-name="T7"> </text:span><text:span text:style-name="T2">в</text:span><text:span text:style-name="T7"> </text:span><text:span text:style-name="T2">качестве</text:span><text:span text:style-name="T7"> </text:span><text:span text:style-name="T2">СУБД.</text:span><text:span text:style-name="T7"> </text:span><text:span text:style-name="T2">Все</text:span><text:span text:style-name="T7"> </text:span><text:span text:style-name="T2">таблицы</text:span><text:span text:style-name="T7"> </text:span><text:span text:style-name="T2">в</text:span><text:span text:style-name="T7"> </text:span><text:span text:style-name="T2">БД</text:span><text:span text:style-name="T7"> </text:span><text:span text:style-name="T2">должны</text:span><text:span text:style-name="T7"> </text:span><text:span text:style-name="T2">отвечать</text:span><text:span text:style-name="T7"> </text:span><text:span text:style-name="T2">требованиям</text:span><text:span text:style-name="T7"> </text:span><text:span text:style-name="T2">3НФ.</text:span><text:span text:style-name="T7"> </text:span><text:span text:style-name="T2">Продумать</text:span><text:span text:style-name="T7"> </text:span><text:span text:style-name="T2">разбиение</text:span><text:span text:style-name="T7"> </text:span><text:span text:style-name="T2">всей</text:span><text:span text:style-name="T7"> </text:span><text:span text:style-name="T2">площади</text:span><text:span text:style-name="T7"> </text:span><text:span text:style-name="T2">на</text:span><text:span text:style-name="T7"> </text:span><text:span text:style-name="T2">квадранты</text:span><text:span text:style-name="T7"> </text:span><text:span text:style-name="T2">с</text:span><text:span text:style-name="T7"> </text:span><text:span text:style-name="T2">сохранением</text:span><text:span text:style-name="T7"> </text:span><text:span text:style-name="T2">их</text:span><text:span text:style-name="T7"> </text:span><text:span text:style-name="T2">индексов.</text:span><text:span text:style-name="T7"> </text:span><text:span text:style-name="T2">Оптимизировать</text:span><text:span text:style-name="T7"> </text:span><text:span text:style-name="T2">все</text:span><text:span text:style-name="T7"> </text:span><text:span text:style-name="T2">виды</text:span><text:span text:style-name="T7"> </text:span><text:span text:style-name="T2">поиска</text:span><text:span text:style-name="T7"> </text:span><text:span text:style-name="T2">по</text:span><text:span text:style-name="T7"> </text:span><text:span text:style-name="T2">БД.</text:span></text:p>
      <text:p text:style-name="P6"/>
      <text:p text:style-name="P6"><text:soft-page-break/><text:span text:style-name="T5">Тестирование</text:span><text:span text:style-name="T2">.</text:span><text:span text:style-name="T7"> </text:span><text:span text:style-name="T2">Перед</text:span><text:span text:style-name="T7"> </text:span><text:span text:style-name="T2">началом</text:span><text:span text:style-name="T7"> </text:span><text:span text:style-name="T2">тестирования</text:span><text:span text:style-name="T7"> </text:span><text:span text:style-name="T2">необходимо</text:span><text:span text:style-name="T7"> </text:span><text:span text:style-name="T2">написать</text:span><text:span text:style-name="T7"> </text:span><text:span text:style-name="T2">программу,</text:span><text:span text:style-name="T7"> </text:span><text:span text:style-name="T2">заливающую</text:span><text:span text:style-name="T7"> </text:span><text:span text:style-name="T2">БД</text:span><text:span text:style-name="T7"> </text:span><text:span text:style-name="T2">исходными</text:span><text:span text:style-name="T7"> </text:span><text:span text:style-name="T2">данными.</text:span><text:span text:style-name="T7"> </text:span><text:span text:style-name="T2">В</text:span><text:span text:style-name="T7"> </text:span><text:span text:style-name="T2">папке</text:span><text:span text:style-name="T7"> </text:span><text:span text:style-name="T2">data</text:span><text:span text:style-name="T7"> </text:span><text:span text:style-name="T2">находятся</text:span><text:span text:style-name="T7"> </text:span><text:span text:style-name="T2">файлы</text:span><text:span text:style-name="T7"> </text:span><text:span text:style-name="T2">исходных</text:span><text:span text:style-name="T7"> </text:span><text:span text:style-name="T2">треков.</text:span><text:span text:style-name="T7"> </text:span><text:span text:style-name="T2">Для</text:span><text:span text:style-name="T7"> </text:span><text:span text:style-name="T2">каждого</text:span><text:span text:style-name="T7"> </text:span><text:span text:style-name="T2">т.</text:span><text:span text:style-name="T7"> </text:span><text:span text:style-name="T2">н.</text:span><text:span text:style-name="T7"> </text:span><text:span text:style-name="T2">объекта</text:span><text:span text:style-name="T7"> </text:span><text:span text:style-name="T2">существует</text:span><text:span text:style-name="T7"> </text:span><text:span text:style-name="T2">три</text:span><text:span text:style-name="T7"> </text:span><text:span text:style-name="T2">файла:</text:span><text:span text:style-name="T7"> </text:span><text:span text:style-name="T2">*.node,</text:span><text:span text:style-name="T7"> </text:span><text:span text:style-name="T2">*.edge,</text:span><text:span text:style-name="T7"> </text:span><text:span text:style-name="T2">*.track.</text:span><text:span text:style-name="T7"> </text:span><text:span text:style-name="T2">Они</text:span><text:span text:style-name="T7"> </text:span><text:span text:style-name="T2">имеют</text:span><text:span text:style-name="T7"> </text:span><text:span text:style-name="T2">следующий</text:span><text:span text:style-name="T7"> </text:span><text:span text:style-name="T2">формат:</text:span></text:p>
      <text:p text:style-name="P6"/>
      <text:p text:style-name="P3">*.node<text:span text:style-name="T11"> — </text:span>файл<text:span text:style-name="T11"> </text:span>точек,<text:span text:style-name="T11"> </text:span>в<text:span text:style-name="T11"> </text:span>котором<text:span text:style-name="T11"> </text:span>хранятся<text:span text:style-name="T11"> </text:span>их<text:span text:style-name="T11"> </text:span>координаты: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14">LAT0</text:p>
          </table:table-cell>
          <table:table-cell table:style-name="Table5.A1" office:value-type="string">
            <text:p text:style-name="P13">LON0</text:p>
          </table:table-cell>
          <table:table-cell table:style-name="Table5.A1" office:value-type="string">
            <text:p text:style-name="P13">VIS0</text:p>
          </table:table-cell>
          <table:table-cell table:style-name="Table5.A1" office:value-type="string">
            <text:p text:style-name="P13">...</text:p>
          </table:table-cell>
          <table:table-cell table:style-name="Table5.A1" office:value-type="string">
            <text:p text:style-name="P13">LATn-1</text:p>
          </table:table-cell>
          <table:table-cell table:style-name="Table5.A1" office:value-type="string">
            <text:p text:style-name="P13">LONn-1</text:p>
          </table:table-cell>
          <table:table-cell table:style-name="Table5.G1" office:value-type="string">
            <text:p text:style-name="P13">VISn-1</text:p>
          </table:table-cell>
        </table:table-row>
      </table:table>
      <text:p text:style-name="P6"/>
      <text:p text:style-name="P3">Где: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LAT</text:p>
          </table:table-cell>
          <table:table-cell table:style-name="Table6.A1" office:value-type="string">
            <text:p text:style-name="P13">INT</text:p>
          </table:table-cell>
          <table:table-cell table:style-name="Table6.C1" office:value-type="string">
            <text:p text:style-name="P15">Широта<text:span text:style-name="T11"> </text:span>очередной<text:span text:style-name="T11"> </text:span>точки<text:span text:style-name="T11"> </text:span>(измеряемая<text:span text:style-name="T11"> </text:span>в<text:span text:style-name="T11"> </text:span>0.00001<text:span text:style-name="T11"> </text:span>градусах)</text:p>
          </table:table-cell>
        </table:table-row>
        <table:table-row table:style-name="Table6.1">
          <table:table-cell table:style-name="Table6.A2" office:value-type="string">
            <text:p text:style-name="P13">LON</text:p>
          </table:table-cell>
          <table:table-cell table:style-name="Table6.A2" office:value-type="string">
            <text:p text:style-name="P13">INT</text:p>
          </table:table-cell>
          <table:table-cell table:style-name="Table6.C2" office:value-type="string">
            <text:p text:style-name="P15">Долгота<text:span text:style-name="T11"> </text:span>очередной<text:span text:style-name="T11"> </text:span>точки<text:span text:style-name="T11"> </text:span>(измеряемая<text:span text:style-name="T11"> </text:span>в<text:span text:style-name="T11"> </text:span>0.00001<text:span text:style-name="T11"> </text:span>градусах)</text:p>
          </table:table-cell>
        </table:table-row>
        <table:table-row table:style-name="Table6.1">
          <table:table-cell table:style-name="Table6.A2" office:value-type="string">
            <text:p text:style-name="P13">VIS</text:p>
          </table:table-cell>
          <table:table-cell table:style-name="Table6.A2" office:value-type="string">
            <text:p text:style-name="P13">BOOL</text:p>
          </table:table-cell>
          <table:table-cell table:style-name="Table6.C2" office:value-type="string">
            <text:p text:style-name="P15">Вспомогательное<text:span text:style-name="T11"> </text:span>значение,<text:span text:style-name="T11"> </text:span>используемое<text:span text:style-name="T11"> </text:span>в<text:span text:style-name="T11"> </text:span>загрузчике.</text:p>
          </table:table-cell>
        </table:table-row>
      </table:table>
      <text:p text:style-name="P6"/>
      <text:p text:style-name="P2">*.edge<text:span text:style-name="T11"> — </text:span>файл<text:span text:style-name="T11"> </text:span>ребер,<text:span text:style-name="T11"> </text:span>в<text:span text:style-name="T11"> </text:span>котором<text:span text:style-name="T11"> </text:span>хранятся<text:span text:style-name="T11"> </text:span>все<text:span text:style-name="T11"> </text:span>доступные<text:span text:style-name="T11"> </text:span>ребра,<text:span text:style-name="T11"> </text:span>соединяющие<text:span text:style-name="T11"> </text:span>точки: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 table:style-name="Table7.1">
          <table:table-cell table:style-name="Table7.A1" office:value-type="string">
            <text:p text:style-name="P13">SOURCE0</text:p>
          </table:table-cell>
          <table:table-cell table:style-name="Table7.A1" office:value-type="string">
            <text:p text:style-name="P13">TARGET0</text:p>
          </table:table-cell>
          <table:table-cell table:style-name="Table7.A1" office:value-type="string">
            <text:p text:style-name="P13">...</text:p>
          </table:table-cell>
          <table:table-cell table:style-name="Table7.A1" office:value-type="string">
            <text:p text:style-name="P13">SOURCEn-1</text:p>
          </table:table-cell>
          <table:table-cell table:style-name="Table7.E1" office:value-type="string">
            <text:p text:style-name="P13">TARGETn-1</text:p>
          </table:table-cell>
        </table:table-row>
      </table:table>
      <text:p text:style-name="P6"/>
      <text:p text:style-name="P2">Где: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SOURCE</text:p>
          </table:table-cell>
          <table:table-cell table:style-name="Table8.A1" office:value-type="string">
            <text:p text:style-name="P13">INT</text:p>
          </table:table-cell>
          <table:table-cell table:style-name="Table8.C1" office:value-type="string">
            <text:p text:style-name="P15">Индекс<text:span text:style-name="T11"> </text:span>в<text:span text:style-name="T11"> </text:span>файле<text:span text:style-name="T11"> </text:span>*.node<text:span text:style-name="T11"> </text:span>начальной<text:span text:style-name="T11"> </text:span>точки</text:p>
          </table:table-cell>
        </table:table-row>
        <table:table-row table:style-name="Table8.1">
          <table:table-cell table:style-name="Table8.A2" office:value-type="string">
            <text:p text:style-name="P13">TARGET</text:p>
          </table:table-cell>
          <table:table-cell table:style-name="Table8.A2" office:value-type="string">
            <text:p text:style-name="P13">INT</text:p>
          </table:table-cell>
          <table:table-cell table:style-name="Table8.C2" office:value-type="string">
            <text:p text:style-name="P15">Индекс<text:span text:style-name="T11"> </text:span>в<text:span text:style-name="T11"> </text:span>файле<text:span text:style-name="T11"> </text:span>*.node<text:span text:style-name="T11"> </text:span>конечной<text:span text:style-name="T11"> </text:span>точки</text:p>
          </table:table-cell>
        </table:table-row>
      </table:table>
      <text:p text:style-name="P6"/>
      <text:p text:style-name="P2">*.track<text:span text:style-name="T11"> — </text:span>файл<text:span text:style-name="T11"> </text:span>треков,<text:span text:style-name="T11"> </text:span>в<text:span text:style-name="T11"> </text:span>котором<text:span text:style-name="T11"> </text:span>хранятся<text:span text:style-name="T11"> </text:span>треки,<text:span text:style-name="T11"> </text:span>соединяющие<text:span text:style-name="T11"> </text:span>точки: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3"/>
        <table:table-column table:style-name="Table9.C"/>
        <table:table-column table:style-name="Table9.H"/>
        <table:table-column table:style-name="Table9.I"/>
        <table:table-row table:style-name="Table9.1">
          <table:table-cell table:style-name="Table9.A1" office:value-type="string">
            <text:p text:style-name="P13">N0</text:p>
          </table:table-cell>
          <table:table-cell table:style-name="Table9.A1" office:value-type="string">
            <text:p text:style-name="P13">POINT</text:p>
          </table:table-cell>
          <table:table-cell table:style-name="Table9.A1" office:value-type="string">
            <text:p text:style-name="P13">...</text:p>
          </table:table-cell>
          <table:table-cell table:style-name="Table9.A1" office:value-type="string">
            <text:p text:style-name="P13">POINT</text:p>
          </table:table-cell>
          <table:table-cell table:style-name="Table9.A1" office:value-type="string">
            <text:p text:style-name="P13">...</text:p>
          </table:table-cell>
          <table:table-cell table:style-name="Table9.A1" office:value-type="string">
            <text:p text:style-name="P13">Nm-1</text:p>
          </table:table-cell>
          <table:table-cell table:style-name="Table9.A1" office:value-type="string">
            <text:p text:style-name="P13">POINT</text:p>
          </table:table-cell>
          <table:table-cell table:style-name="Table9.A1" office:value-type="string">
            <text:p text:style-name="P13">...</text:p>
          </table:table-cell>
          <table:table-cell table:style-name="Table9.I1" office:value-type="string">
            <text:p text:style-name="P13">POINT</text:p>
          </table:table-cell>
        </table:table-row>
      </table:table>
      <text:p text:style-name="P6"/>
      <text:p text:style-name="P2">Где:</text:p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3">N</text:p>
          </table:table-cell>
          <table:table-cell table:style-name="Table10.A1" office:value-type="string">
            <text:p text:style-name="P13">INT</text:p>
          </table:table-cell>
          <table:table-cell table:style-name="Table10.C1" office:value-type="string">
            <text:p text:style-name="P15">Количество<text:span text:style-name="T11"> </text:span>точек<text:span text:style-name="T11"> </text:span>в<text:span text:style-name="T11"> </text:span>очередном<text:span text:style-name="T11"> </text:span>треке</text:p>
          </table:table-cell>
        </table:table-row>
        <table:table-row table:style-name="Table10.1">
          <table:table-cell table:style-name="Table10.A2" office:value-type="string">
            <text:p text:style-name="P13">POINT</text:p>
          </table:table-cell>
          <table:table-cell table:style-name="Table10.A2" office:value-type="string">
            <text:p text:style-name="P13">INT</text:p>
          </table:table-cell>
          <table:table-cell table:style-name="Table10.C2" office:value-type="string">
            <text:p text:style-name="P15">Индекс<text:span text:style-name="T11"> </text:span>в<text:span text:style-name="T11"> </text:span>файле<text:span text:style-name="T11"> </text:span>*.node<text:span text:style-name="T11"> </text:span>очередной<text:span text:style-name="T11"> </text:span>точки<text:span text:style-name="T11"> </text:span>в<text:span text:style-name="T11"> </text:span>треке</text:p>
          </table:table-cell>
        </table:table-row>
      </table:table>
      <text:p text:style-name="P6"/>
      <text:p text:style-name="P2">При<text:span text:style-name="T11"> </text:span>тестировании<text:span text:style-name="T11"> </text:span>исследовать<text:span text:style-name="T11"> </text:span>и<text:span text:style-name="T11"> </text:span>оптимизировать<text:span text:style-name="T11"> </text:span>время<text:span text:style-name="T11"> </text:span>выполнения<text:span text:style-name="T11"> </text:span>каждого<text:span text:style-name="T11"> </text:span>типа<text:span text:style-name="T11"> </text:span>запроса<text:span text:style-name="T11"> </text:span>к<text:span text:style-name="T11"> </text:span>БД,<text:span text:style-name="T11"> </text:span>а<text:span text:style-name="T11"> </text:span>также<text:span text:style-name="T11"> </text:span>общее<text:span text:style-name="T11"> </text:span>время<text:span text:style-name="T11"> </text:span>выполнения<text:span text:style-name="T11"> </text:span>запроса.<text:span text:style-name="T11"> </text:span>Добиться<text:span text:style-name="T11"> </text:span>того,<text:span text:style-name="T11"> </text:span>чтобы<text:span text:style-name="T11"> </text:span>среднее<text:span text:style-name="T11"> </text:span>время<text:span text:style-name="T11"> </text:span>выполнения<text:span text:style-name="T11"> </text:span>запроса<text:span text:style-name="T11"> </text:span>на<text:span text:style-name="T11"> </text:span>прокси<text:span text:style-name="T11"> </text:span>отличалось<text:span text:style-name="T11"> </text:span>не<text:span text:style-name="T11"> </text:span>более<text:span text:style-name="T11"> </text:span>чем<text:span text:style-name="T11"> </text:span>на<text:span text:style-name="T11"> </text:span>10%<text:span text:style-name="T11"> </text:span>от<text:span text:style-name="T11"> </text:span>времени<text:span text:style-name="T11"> </text:span>выполнения<text:span text:style-name="T11"> </text:span>запроса<text:span text:style-name="T11"> </text:span>к<text:span text:style-name="T11"> </text:span>визикому<text:span text:style-name="T11"> </text:span>при<text:span text:style-name="T11"> </text:span>любых<text:span text:style-name="T11"> </text:span>размерах<text:span text:style-name="T11"> </text:span>БД<text:span text:style-name="T11"> </text:span>(рассмотреть<text:span text:style-name="T11"> </text:span>только<text:span text:style-name="T11"> </text:span>худший<text:span text:style-name="T11"> </text:span>случай<text:span text:style-name="T11"> — </text:span>т.<text:span text:style-name="T11"> </text:span>е.<text:span text:style-name="T11"> </text:span>тот<text:span text:style-name="T11"> </text:span>случай,<text:span text:style-name="T11"> </text:span>когда<text:span text:style-name="T11"> </text:span>при<text:span text:style-name="T11"> </text:span>запросе<text:span text:style-name="T11"> </text:span>трека<text:span text:style-name="T11"> </text:span>в<text:span text:style-name="T11"> </text:span>БД<text:span text:style-name="T11"> </text:span>не<text:span text:style-name="T11"> </text:span>обнаруживается).</text:p>
      <text:p text:style-name="P2"/>
      <text:p text:style-name="P6"><text:span text:style-name="T5">Требования</text:span><text:span text:style-name="T6"> </text:span><text:span text:style-name="T5">к</text:span><text:span text:style-name="T6"> </text:span><text:span text:style-name="T5">сборке</text:span><text:span text:style-name="T2">.</text:span><text:span text:style-name="T7"> </text:span><text:span text:style-name="T2">Сборку</text:span><text:span text:style-name="T7"> </text:span><text:span text:style-name="T2">производить</text:span><text:span text:style-name="T7"> на операционной системе ubuntu 12.10 </text:span><text:span text:style-name="T2">с</text:span><text:span text:style-name="T7"> </text:span><text:span text:style-name="T2">помощью</text:span><text:span text:style-name="T7"> </text:span><text:span text:style-name="T2">make</text:span><text:span text:style-name="T7"> </text:span><text:span text:style-name="T2">файла,</text:span><text:span text:style-name="T7"> </text:span><text:span text:style-name="T2">который</text:span><text:span text:style-name="T7"> </text:span><text:span text:style-name="T2">также</text:span><text:span text:style-name="T7"> </text:span><text:span text:style-name="T2">необходимо</text:span><text:span text:style-name="T7"> </text:span><text:span text:style-name="T2">включить</text:span><text:span text:style-name="T7"> </text:span><text:span text:style-name="T2">в</text:span><text:span text:style-name="T7"> </text:span><text:span text:style-name="T2">проек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Consolas" svg:font-family="Consolas, 'Courier New'"/>
    <style:font-face style:name="Courier 10 Pitch" svg:font-family="'Courier 10 Pitch'"/>
    <style:font-face style:name="Lohit Hindi1" svg:font-family="'Lohit Hindi'"/>
    <style:font-face style:name="OpenSymbol" svg:font-family="OpenSymbol, 'Arial Unicode MS'"/>
    <style:font-face style:name="DejaVu Sans Mono" svg:font-family="'DejaVu Sans Mono'" style:font-family-generic="modern"/>
    <style:font-face style:name="Droid Sans Fallback1" svg:font-family="'Droid Sans Fallback'" style:font-family-generic="modern"/>
    <style:font-face style:name="Times New Roman" svg:font-family="'Times New Roman'" style:font-family-generic="roman"/>
    <style:font-face style:name="Arial" svg:font-family="Arial, sans-serif" style:font-family-generic="swiss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ru" fo:country="RU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Liberation Serif1" fo:font-size="10pt" fo:font-weight="bold" style:font-name-asian="Droid Sans Fallback2" style:font-size-asian="10pt" style:font-weight-asian="bold" style:font-name-complex="Lohit Hindi2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style:font-name-complex="OpenSymbol"/>
    </style:style>
    <style:style style:name="WW-Absatz-Standardschriftar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7811in" fo:margin-left="0.7874in" fo:margin-right="0.1917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tkowsky </meta:initial-creator>
    <meta:creation-date>2013-01-15T17:10:39</meta:creation-date>
    <meta:editing-duration>P23DT22H12M34S</meta:editing-duration>
    <meta:generator>LibreOffice/3.4$Linux LibreOffice_project/340m1$Build-402</meta:generator>
    <meta:document-statistic meta:table-count="10" meta:image-count="0" meta:object-count="0" meta:page-count="3" meta:paragraph-count="104" meta:word-count="746" meta:character-count="5644" meta:non-whitespace-character-count="4999"/>
    <dc:date>2013-01-16T12:21:37</dc:date>
    <dc:creator>witkowsky </dc:creator>
    <meta:editing-cycles>1</meta:editing-cycles>
    <meta:user-defined meta:name="Info 1"/>
    <meta:user-defined meta:name="Info 2"/>
    <meta:user-defined meta:name="Info 3"/>
    <meta:user-defined meta:name="Info 4"/>
  </office:meta>
</office:document-meta>
</file>